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paragraph-rsid="00214341" style:font-size-asian="12pt" style:font-size-complex="12pt"/>
    </style:style>
    <style:style style:name="P4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text-properties style:font-name="Ubuntu Mono" fo:font-size="12pt" fo:font-weight="bold" officeooo:paragraph-rsid="00214341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Ubuntu Mono" fo:font-size="12pt" fo:letter-spacing="normal" fo:font-style="normal" fo:font-weight="normal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font-name="Ubuntu Mono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 Mono" fo:font-size="12pt" fo:font-weight="bold" officeooo:paragraph-rsid="002041d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 Mono" fo:font-size="12pt" fo:font-weight="bold" officeooo:paragraph-rsid="00214341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 Mono" fo:font-size="12pt" fo:font-weight="bold" style:font-size-asian="12pt" style:font-size-complex="12pt"/>
    </style:style>
    <style:style style:name="P12" style:family="paragraph" style:parent-style-name="Standard">
      <style:text-properties style:font-name="Ubuntu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style:font-name="Ubuntu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variant="normal" fo:text-transform="none" style:font-name="Ubuntu Mono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Ubuntu Mono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monospace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luxi sans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luxi sans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fo:font-size="14pt" fo:letter-spacing="normal" fo:font-style="normal" fo:font-weight="normal"/>
    </style:style>
    <style:style style:name="T11" style:family="text">
      <style:text-properties fo:font-variant="normal" fo:text-transform="none" fo:color="#000000" style:font-name="Ubuntu Mono" fo:font-size="14pt" fo:letter-spacing="normal" fo:font-style="normal" fo:font-weight="normal"/>
    </style:style>
    <style:style style:name="T12" style:family="text">
      <style:text-properties fo:font-variant="normal" fo:text-transform="none" fo:color="#000000" style:font-name="Ubuntu Mono" fo:letter-spacing="normal" fo:font-style="normal" fo:font-weight="normal"/>
    </style:style>
    <style:style style:name="T13" style:family="text">
      <style:text-properties fo:font-variant="normal" fo:text-transform="none" fo:color="#000000" style:font-name="Ubuntu Mono" fo:font-size="12pt" fo:letter-spacing="normal" fo:font-style="normal" fo:font-weight="normal" style:font-size-asian="12pt" style:font-size-complex="12pt"/>
    </style:style>
    <style:style style:name="T14" style:family="text">
      <style:text-properties style:font-weight-asian="bold" style:font-weight-complex="bold"/>
    </style:style>
    <style:style style:name="T15" style:family="text">
      <style:text-properties officeooo:rsid="001ea054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officeooo:rsid="001ea054" style:font-style-asian="italic" style:font-weight-asian="normal" style:font-style-complex="italic" style:font-weight-complex="normal"/>
    </style:style>
    <style:style style:name="T18" style:family="text">
      <style:text-properties fo:color="#000000" fo:font-weight="normal"/>
    </style:style>
    <style:style style:name="T19" style:family="text">
      <style:text-properties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actise5: commands and arguments</text:p>
      <text:p text:style-name="P8">1. How many arguments are in this line (not counting the command itself).</text:p>
      <text:p text:style-name="P8">touch '/etc/cron/cron.allow' 'file 42.txt' "file 33.txt"</text:p>
      <text:p text:style-name="P1"><text:tab/><text:span text:style-name="T19">touch '/etc/cron/cron.allow' 'file 42.txt' "file 33.txt"</text:span></text:p>
      <text:p text:style-name="P4"><text:tab/>answer: three</text:p>
      <text:p text:style-name="P13"><text:tab/></text:p>
      <text:p text:style-name="P8">2. Is tac a shell builtin command ?</text:p>
      <text:p text:style-name="P1"><text:tab/><text:span text:style-name="T19">type tac</text:span></text:p>
      <text:p text:style-name="P12"/>
      <text:p text:style-name="P8">3. Is there an existing alias for rm ?</text:p>
      <text:p text:style-name="P1"><text:tab/>alias rm</text:p>
      <text:p text:style-name="P8"/>
      <text:p text:style-name="P8">4. What is -i option of rm. Create and remove a file to test the -i option.</text:p>
      <text:p text:style-name="P11"><text:span text:style-name="T14"><text:tab/></text:span><text:span text:style-name="T7">man rm</text:span></text:p>
      <text:p text:style-name="P11"><text:span text:style-name="T14"><text:tab/></text:span><text:span text:style-name="T7">touch testfile</text:span></text:p>
      <text:p text:style-name="P11"><text:span text:style-name="T14"><text:tab/></text:span><text:span text:style-name="T7">rm -i testfile</text:span></text:p>
      <text:p text:style-name="P8"/>
      <text:p text:style-name="P8">5. Execute: alias rm='rm -i' . Test your alias with a test file. Does this work as expected ?</text:p>
      <text:p text:style-name="P11"><text:span text:style-name="T14"><text:tab/></text:span><text:span text:style-name="T7">touch testfile</text:span></text:p>
      <text:p text:style-name="P11"><text:span text:style-name="T14"><text:tab/></text:span><text:span text:style-name="T7">rm testfile (should ask for confirmation)</text:span></text:p>
      <text:p text:style-name="P8"/>
      <text:p text:style-name="P8">6. List all current aliases.</text:p>
      <text:p text:style-name="P11"><text:span text:style-name="T14"><text:tab/></text:span><text:span text:style-name="T7">alias</text:span></text:p>
      <text:p text:style-name="P8"/>
      <text:p text:style-name="P8">7a. Create an alias called 'city' that echoes your hometown.</text:p>
      <text:p text:style-name="P11"><text:span text:style-name="T14"><text:tab/></text:span><text:span text:style-name="T15">a</text:span><text:span text:style-name="T7">lias city='echo Antwerp'</text:span></text:p>
      <text:p text:style-name="P8"/>
      <text:p text:style-name="P8">7b. Use your alias to test that it works.</text:p>
      <text:p text:style-name="P1"><text:tab/>city (it should display Antwerp)</text:p>
      <text:p text:style-name="P16"><text:span text:style-name="T1"/></text:p>
      <text:p text:style-name="P16"><text:span text:style-name="T1">8. Execute set -x to display shell expansion for every command.</text:span></text:p>
      <text:p text:style-name="P16"><text:span text:style-name="T1"><text:tab/></text:span><text:span text:style-name="T17">set -x</text:span></text:p>
      <text:p text:style-name="P8">9. Test the functionality of set -x by executing your city and rm aliases.</text:p>
      <text:p text:style-name="P11"><text:span text:style-name="T14"><text:tab/></text:span><text:span text:style-name="T7">shell should display the resolved aliases and then execute the command:</text:span></text:p>
      <text:p text:style-name="P2">paul@deb503:~$ set -x</text:p>
      <text:p text:style-name="P2">paul@deb503:~$ city</text:p>
      <text:p text:style-name="P2">+ echo antwerp</text:p>
      <text:p text:style-name="P2">antwerp</text:p>
      <text:p text:style-name="P11"><text:span text:style-name="T14"><text:tab/></text:span></text:p>
      <text:p text:style-name="P8">10. Execute set +x to stop displaying shell expansion.</text:p>
      <text:p text:style-name="P1"><text:tab/>set +x</text:p>
      <text:p text:style-name="P8"/>
      <text:p text:style-name="P8">11. Remove your city alias.</text:p>
      <text:p text:style-name="P11"><text:span text:style-name="T14"><text:tab/></text:span><text:span text:style-name="T7">unalias city</text:span></text:p>
      <text:p text:style-name="P8"/>
      <text:p text:style-name="P8"><text:tab/></text:p>
      <text:p text:style-name="P8">12. What is the location of the cat and the passwd commands ?</text:p>
      <text:p text:style-name="P11"><text:span text:style-name="T14"><text:tab/></text:span><text:span text:style-name="T7">which cat (probably /bin/cat)</text:span></text:p>
      <text:p text:style-name="P14"><text:span text:style-name="T18"/></text:p>
      <text:p text:style-name="P8">13. Explain the difference between the following commands:</text:p>
      <text:p text:style-name="P9">echo</text:p>
      <text:p text:style-name="P8">/bin/echo</text:p>
      <text:p text:style-name="P15"><text:span text:style-name="T13">The </text:span><text:span text:style-name="Strong_20_Emphasis"><text:span text:style-name="T13">echo </text:span></text:span><text:span text:style-name="T13">command will be interpreted by the shell as the </text:span><text:span text:style-name="Strong_20_Emphasis"><text:span text:style-name="T13">built-in echo </text:span></text:span><text:span text:style-name="T13">command. The </text:span><text:span text:style-name="Strong_20_Emphasis"><text:span text:style-name="T13">/bin/echo </text:span></text:span><text:span text:style-name="T13">command will make the shell execute the </text:span><text:span text:style-name="Strong_20_Emphasis"><text:span text:style-name="T13">echo binary </text:span></text:span><text:span text:style-name="T13">located in the </text:span><text:span text:style-name="Strong_20_Emphasis"><text:span text:style-name="T13">/bin </text:span></text:span><text:span text:style-name="T13">directory.</text:span></text:p>
      <text:p text:style-name="P16"><text:soft-page-break/><text:line-break/></text:p>
      <text:p text:style-name="P8">14. Explain the difference between the following commands:</text:p>
      <text:p text:style-name="P8">echo Hello</text:p>
      <text:p text:style-name="P8">echo -n Hello</text:p>
      <text:p text:style-name="P15"><text:span text:style-name="T13">The -n option of the </text:span><text:span text:style-name="Strong_20_Emphasis"><text:span text:style-name="T13">echo </text:span></text:span><text:span text:style-name="T13">command will prevent echo from echoing a trailing newline.</text:span><text:span text:style-name="Strong_20_Emphasis"><text:span text:style-name="T13">echo Hello </text:span></text:span><text:span text:style-name="T13">will echo six characters in total,</text:span><text:span text:style-name="Strong_20_Emphasis"><text:span text:style-name="T13">echo -n hello </text:span></text:span><text:span text:style-name="T13">only echoes five characters.</text:span></text:p>
      <text:p text:style-name="P17">(The -n option might not work in the Korn shell.)</text:p>
      <text:p text:style-name="P8"/>
      <text:p text:style-name="P8">15. Display A B C with two spaces between B and C.</text:p>
      <text:p text:style-name="P11"><text:span text:style-name="T14"><text:tab/></text:span><text:span text:style-name="T7">echo "A B <text:s/>C"</text:span></text:p>
      <text:p text:style-name="P8"/>
      <text:p text:style-name="P8"/>
      <text:p text:style-name="P8">16. Display (do not use spaces) exactly the following output:</text:p>
      <text:p text:style-name="P2"><text:span text:style-name="T14"><text:tab/>4+4 <text:s text:c="4"/>=8</text:span></text:p>
      <text:p text:style-name="P3"><text:span text:style-name="T14"><text:tab/>10+14 <text:s text:c="2"/>=24</text:span></text:p>
      <text:p text:style-name="P3"><text:span text:style-name="T14"><text:tab/>echo -e "4+4\t=8" ; echo -e "10+14\t=24"</text:span></text:p>
      <text:p text:style-name="P5"/>
      <text:p text:style-name="P8">17. Use echo to display the following exactly :??\\</text:p>
      <text:p text:style-name="P10">Find two solutions with single quotes, two with double quotes and one without quotes.</text:p>
      <text:p text:style-name="P6">echo '??\\'</text:p>
      <text:p text:style-name="P6">echo -e '??\\\\'</text:p>
      <text:p text:style-name="P6">echo "??\\\\"</text:p>
      <text:p text:style-name="P6">echo -e "??\\\\\\"</text:p>
      <text:p text:style-name="P6">echo ??\\\\</text:p>
      <text:p text:style-name="P6"/>
      <text:p text:style-name="P6"/>
      <text:p text:style-name="P11"><text:span text:style-name="T14">18. Use one echo command to display three words on three lines.</text:span></text:p>
      <text:p text:style-name="P11"><text:span text:style-name="T14"><text:tab/></text:span><text:span text:style-name="T8">echo -e "one \ntwo \nthree"</text:span></text:p>
      <text:p text:style-name="P11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8:01:52.129569342</meta:creation-date>
    <dc:date>2020-09-29T18:31:10.083521000</dc:date>
    <meta:editing-duration>PT6M57S</meta:editing-duration>
    <meta:editing-cycles>1</meta:editing-cycles>
    <meta:document-statistic meta:table-count="0" meta:image-count="0" meta:object-count="0" meta:page-count="2" meta:paragraph-count="64" meta:word-count="398" meta:character-count="2286" meta:non-whitespace-character-count="1915"/>
    <meta:generator>LibreOffice/6.4.4.2$Linux_X86_64 LibreOffice_project/40$Build-2</meta:generator>
  </office:meta>
</office:document-meta>
</file>